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09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1" style:family="table-cell" style:parent-style-name="Default">
      <style:table-cell-properties fo:wrap-option="wrap"/>
    </style:style>
    <style:style style:name="ce12" style:family="table-cell" style:parent-style-name="Default" style:data-style-name="N4">
      <style:table-cell-properties fo:wrap-option="wrap"/>
    </style:style>
    <style:style style:name="ce13" style:family="table-cell" style:parent-style-name="Default" style:data-style-name="N4"/>
  </office:automatic-styles>
  <office:body>
    <office:spreadsheet>
      <table:table table:name="FA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2" table:default-cell-style-name="ce13"/>
        <table:table-column table:style-name="co8" table:number-columns-repeated="1014" table:default-cell-style-name="Default"/>
        <table:table-row table:style-name="ro1">
          <table:table-cell office:value-type="string" calcext:value-type="string">
            <text:p>Base de lancement fusées à eau</text:p>
          </table:table-cell>
          <table:table-cell table:style-name="ce11" office:value-type="string" calcext:value-type="string">
            <text:p>Nom fournisseur</text:p>
          </table:table-cell>
          <table:table-cell table:style-name="ce11" office:value-type="string" calcext:value-type="string">
            <text:p>Unité de vente</text:p>
          </table:table-cell>
          <table:table-cell table:style-name="ce11" office:value-type="string" calcext:value-type="string">
            <text:p>Fournisseur</text:p>
          </table:table-cell>
          <table:table-cell table:style-name="ce11" office:value-type="string" calcext:value-type="string">
            <text:p>Rf Fournisseur</text:p>
          </table:table-cell>
          <table:table-cell table:style-name="ce11" office:value-type="string" calcext:value-type="string">
            <text:p>Nb par rampe</text:p>
          </table:table-cell>
          <table:table-cell table:style-name="ce11" office:value-type="string" calcext:value-type="string">
            <text:p>Prix unitaire</text:p>
          </table:table-cell>
          <table:table-cell table:style-name="ce11" office:value-type="string" calcext:value-type="string">
            <text:p>Norme de prix</text:p>
          </table:table-cell>
          <table:table-cell table:style-name="ce12" office:value-type="string" calcext:value-type="string">
            <text:p>Prix TTC</text:p>
          </table:table-cell>
          <table:table-cell table:style-name="ce12" office:value-type="string" calcext:value-type="string">
            <text:p>Prix par rampe</text:p>
          </table:table-cell>
          <table:table-cell table:style-name="ce11"/>
          <table:table-cell table:style-name="ce11" office:value-type="string" calcext:value-type="string">
            <text:p>Taxe</text:p>
          </table:table-cell>
          <table:table-cell table:style-name="ce11" table:number-columns-repeated="1012"/>
        </table:table-row>
        <table:table-row table:style-name="ro2">
          <table:table-cell table:number-columns-repeated="2" office:value-type="string" calcext:value-type="string">
            <text:p>Tube renforcé 7*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1025V130007</text:p>
          </table:table-cell>
          <table:table-cell office:value-type="float" office:value="5" calcext:value-type="float">
            <text:p>5</text:p>
          </table:table-cell>
          <table:table-cell office:value-type="float" office:value="38.1" calcext:value-type="float">
            <text:p>38,1</text:p>
          </table:table-cell>
          <table:table-cell office:value-type="string" calcext:value-type="string">
            <text:p>HT</text:p>
          </table:table-cell>
          <table:table-cell table:formula="of:=IF([.H2]=&quot;HT&quot;;[.G2]+([.G2]*[.$M$1]/100);[.G2])" office:value-type="float" office:value="38.1" calcext:value-type="float">
            <text:p>38,10</text:p>
          </table:table-cell>
          <table:table-cell table:formula="of:=[.I2]*[.F2]/[.C2]" office:value-type="float" office:value="7.62" calcext:value-type="float">
            <text:p>7,6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'collier</text:p>
          </table:table-cell>
          <table:table-cell office:value-type="string" calcext:value-type="string">
            <text:p>collier bande TUY 13 L8 Boutte ou ↓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eroy Merlin Balma</text:p>
          </table:table-cell>
          <table:table-cell office:value-type="string" calcext:value-type="string">
            <text:p>'h 60463410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,1</text:p>
          </table:table-cell>
          <table:table-cell/>
          <table:table-cell table:formula="of:=IF([.H3]=&quot;HT&quot;;[.G3]+([.G3]*[.$M$1]/100);[.G3])" office:value-type="float" office:value="5.1" calcext:value-type="float">
            <text:p>5,10</text:p>
          </table:table-cell>
          <table:table-cell table:formula="of:=[.I3]*[.F3]/[.C3]" office:value-type="float" office:value="5.1" calcext:value-type="float">
            <text:p>5,1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'collier</text:p>
          </table:table-cell>
          <table:table-cell office:value-type="string" calcext:value-type="string">
            <text:p>'Collier inox 9-16 l8 ou ↓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eroy Merlin Balma</text:p>
          </table:table-cell>
          <table:table-cell office:value-type="string" calcext:value-type="string">
            <text:p>'h 80153716</text:p>
          </table:table-cell>
          <table:table-cell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/>
          <table:table-cell table:formula="of:=IF([.H4]=&quot;HT&quot;;[.G4]+([.G4]*[.$M$1]/100);[.G4])" office:value-type="float" office:value="3.25" calcext:value-type="float">
            <text:p>3,25</text:p>
          </table:table-cell>
          <table:table-cell table:formula="of:=[.I4]*[.F4]/[.C4]" office:value-type="float" office:value="3.25" calcext:value-type="float">
            <text:p>3,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'collier</text:p>
          </table:table-cell>
          <table:table-cell office:value-type="string" calcext:value-type="string">
            <text:p>6 colliersgalva 9-16 sachet l8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Leroy Merlin Balma</text:p>
          </table:table-cell>
          <table:table-cell office:value-type="string" calcext:value-type="string">
            <text:p>h 80153727</text:p>
          </table:table-cell>
          <table:table-cell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/>
          <table:table-cell table:formula="of:=IF([.H5]=&quot;HT&quot;;[.G5]+([.G5]*[.$M$1]/100);[.G5])" office:value-type="float" office:value="3.25" calcext:value-type="float">
            <text:p>3,25</text:p>
          </table:table-cell>
          <table:table-cell table:formula="of:=[.I5]*[.F5]/[.C5]" office:value-type="float" office:value="1.08333333333333" calcext:value-type="float">
            <text:p>1,0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'Pompe a pied 500</text:p>
          </table:table-cell>
          <table:table-cell office:value-type="string" calcext:value-type="string">
            <text:p>Pompe a pied 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tlon escalquens</text:p>
          </table:table-cell>
          <table:table-cell office:value-type="float" office:value="1829519" calcext:value-type="float">
            <text:p>18295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H6]=&quot;HT&quot;;[.G6]+([.G6]*[.$M$1]/100);[.G6])" office:value-type="float" office:value="16" calcext:value-type="float">
            <text:p>16,00</text:p>
          </table:table-cell>
          <table:table-cell table:formula="of:=[.I6]*[.F6]/[.C6]" office:value-type="float" office:value="16" calcext:value-type="float">
            <text:p>16,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mbout gaine</text:p>
          </table:table-cell>
          <table:table-cell office:value-type="string" calcext:value-type="string">
            <text:p>Vis creuse Cyclo M6 non fendue /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elier Bicyclet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[.H7]=&quot;HT&quot;;[.G7]+([.G7]*[.$M$1]/100);[.G7])" office:value-type="float" office:value="30" calcext:value-type="float">
            <text:p>30,00</text:p>
          </table:table-cell>
          <table:table-cell table:formula="of:=[.I7]*[.F7]/[.C7]" office:value-type="float" office:value="3" calcext:value-type="float">
            <text:p>3,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ondell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storama</text:p>
          </table:table-cell>
          <table:table-cell office:value-type="float" office:value="3663602753995" calcext:value-type="float">
            <text:p>366360275399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H8]=&quot;HT&quot;;[.G8]+([.G8]*[.$M$1]/100);[.G8])" office:value-type="float" office:value="1" calcext:value-type="float">
            <text:p>1,00</text:p>
          </table:table-cell>
          <table:table-cell table:formula="of:=[.I8]*[.F8]/[.C8]" office:value-type="float" office:value="0.2" calcext:value-type="float">
            <text:p>0,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aine de frein</text:p>
          </table:table-cell>
          <table:table-cell office:value-type="string" calcext:value-type="string">
            <text:p>Gaine 30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telier byciclett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H9]=&quot;HT&quot;;[.G9]+([.G9]*[.$M$1]/100);[.G9])" office:value-type="float" office:value="50" calcext:value-type="float">
            <text:p>50,00</text:p>
          </table:table-cell>
          <table:table-cell table:formula="of:=[.I9]*[.F9]/[.C9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ssort</text:p>
          </table:table-cell>
          <table:table-cell office:value-type="string" calcext:value-type="string">
            <text:p>6 ressorts compress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torama</text:p>
          </table:table-cell>
          <table:table-cell office:value-type="float" office:value="3233690054146" calcext:value-type="float">
            <text:p>3233690054146</text:p>
          </table:table-cell>
          <table:table-cell office:value-type="float" office:value="1" calcext:value-type="float">
            <text:p>1</text:p>
          </table:table-cell>
          <table:table-cell office:value-type="float" office:value="5.15" calcext:value-type="float">
            <text:p>5,15</text:p>
          </table:table-cell>
          <table:table-cell/>
          <table:table-cell table:formula="of:=IF([.H10]=&quot;HT&quot;;[.G10]+([.G10]*[.$M$1]/100);[.G10])" office:value-type="float" office:value="5.15" calcext:value-type="float">
            <text:p>5,15</text:p>
          </table:table-cell>
          <table:table-cell table:formula="of:=[.I10]*[.F10]/[.C10]" office:value-type="float" office:value="0.858333333333333" calcext:value-type="float">
            <text:p>0,86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formula="of:=IF([.H11]=&quot;HT&quot;;[.G11]+([.G11]*[.$M$1]/100);[.G11])" office:value-type="float" office:value="0" calcext:value-type="float">
            <text:p>0,00</text:p>
          </table:table-cell>
          <table:table-cell table:formula="of:=[.I11]*[.F11]/[.C11]" office:value-type="string" office:string-value="" calcext:value-type="error">
            <text:p>#DIV/0 !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Base de lancement Opitec</text:p>
          </table:table-cell>
          <table:table-cell office:value-type="string" calcext:value-type="string">
            <text:p>N’est plus fabriqué</text:p>
          </table:table-cell>
          <table:table-cell table:number-columns-repeated="6"/>
          <table:table-cell table:style-name="Default" table:number-columns-repeated="2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number:fill-character> </number:fill-character>
      <number:text>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number:fill-character> </number:fill-character>
      <number:text>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 style:data-style-name="N2" text:time-value="21:13:10.793106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7-13T21:17:44.354358431</dc:date>
    <meta:editing-duration>PT5M3S</meta:editing-duration>
    <meta:editing-cycles>2</meta:editing-cycles>
    <meta:document-statistic meta:table-count="1" meta:cell-count="95" meta:object-count="0"/>
  </office:meta>
</office:document-meta>
</file>